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text-properties officeooo:rsid="0019c3a4" officeooo:paragraph-rsid="0019c3a4"/>
    </style:style>
    <style:style style:name="P3" style:family="paragraph" style:parent-style-name="Standard">
      <style:paragraph-properties fo:text-align="center" style:justify-single-word="false"/>
      <style:text-properties officeooo:rsid="0019c3a4" officeooo:paragraph-rsid="001a6941"/>
    </style:style>
    <style:style style:name="T1" style:family="text">
      <style:text-properties officeooo:rsid="001a69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3"><text:span text:style-name="T1">[this next section needs some serious rewriting] </text:span></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3-10-24T02:44:02.133282150</dc:date>
    <meta:editing-duration>PT6H4M53S</meta:editing-duration>
    <meta:editing-cycles>2</meta:editing-cycles>
    <meta:generator>LibreOffice/7.6.2.1$Linux_X86_64 LibreOffice_project/60$Build-1</meta:generator>
    <meta:document-statistic meta:table-count="0" meta:image-count="0" meta:object-count="0" meta:page-count="4" meta:paragraph-count="32" meta:word-count="2865" meta:character-count="15270" meta:non-whitespace-character-count="12248"/>
  </office:meta>
</office:document-meta>
</file>